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8071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1"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8"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3"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19"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5"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5"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1" office:value-type="string" calcext:value-type="string">
            <text:p>No</text:p>
          </table:table-cell>
          <table:table-cell table:style-name="ce8" office:value-type="string" calcext:value-type="string">
            <text:p>ExtEHR resource</text:p>
          </table:table-cell>
          <table:table-cell table:style-name="ce13" office:value-type="string" calcext:value-type="string">
            <text:p>ExtEHR field</text:p>
          </table:table-cell>
          <table:table-cell table:style-name="ce1" office:value-type="string" calcext:value-type="string">
            <text:p>ExtEHR #</text:p>
          </table:table-cell>
          <table:table-cell table:style-name="ce8"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9" office:value-type="string" calcext:value-type="string">
            <text:p>ExtEHR source</text:p>
          </table:table-cell>
          <table:table-cell table:style-name="ce25"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Parent</text:p>
          </table:table-cell>
          <table:table-cell table:style-name="ce8" office:value-type="string" calcext:value-type="string">
            <text:p>Modeling</text:p>
          </table:table-cell>
          <table:table-cell table:style-name="ce8" office:value-type="string" calcext:value-type="string">
            <text:p>Needs work</text:p>
          </table:table-cell>
          <table:table-cell table:style-name="ce35"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office:value-type="string" calcext:value-type="string">
            <text:p>EQ</text:p>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n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visibility="filter">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svg:width="10.0835in" svg:height="2.8748in" svg:x="8.7114in" svg:y="752.2004in" draw:caption-point-x="1.1626in" draw:caption-point-y="-751.1028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visibility="filter">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visibility="filter">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visibility="filter">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visibility="filter">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19">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6" table:display-filter-buttons="true">
          <table:filter>
            <table:filter-and>
              <table:filter-condition table:value="category" table:operator="=" table:field-number="9">
                <table:filter-set-item table:value="category"/>
                <table:filter-set-item table:value="category[imaging]"/>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4:22:48.5733731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9T14:25:42.562706509</dc:date>
    <meta:editing-cycles>160</meta:editing-cycles>
    <meta:editing-duration>PT6H3M48S</meta:editing-duration>
    <meta:document-statistic meta:table-count="1" meta:cell-count="11309"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